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731cm" style:rel-column-width="14370*"/>
    </style:style>
    <style:style style:name="Tableau2.B" style:family="table-column">
      <style:table-column-properties style:column-width="13.282cm" style:rel-column-width="51165*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" style:family="table">
      <style:table-properties style:width="17.013cm" table:align="margins"/>
    </style:style>
    <style:style style:name="Tableau1.A" style:family="table-column">
      <style:table-column-properties style:column-width="17.013cm" style:rel-column-width="9645*"/>
    </style:style>
    <style:style style:name="Tableau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 style:writing-mode="lr-tb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style:text-underline-style="none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173396312" text:id="ct173396312">
          <text:insertion>
            <office:change-info>
              <dc:creator>Gauthier Bastien</dc:creator>
              <dc:date>2012-02-20T13:11:00</dc:date>
            </office:change-info>
          </text:insertion>
        </text:changed-region>
        <text:changed-region xml:id="ct173396512" text:id="ct173396512">
          <text:insertion>
            <office:change-info>
              <dc:creator>Gauthier Bastien</dc:creator>
              <dc:date>2012-02-20T13:55:00</dc:date>
            </office:change-info>
          </text:insertion>
        </text:changed-region>
        <text:changed-region xml:id="ct179708088" text:id="ct179708088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79229488" text:id="ct179229488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78119448" text:id="ct178119448">
          <text:insertion>
            <office:change-info>
              <dc:creator>Gauthier Bastien</dc:creator>
              <dc:date>2012-05-15T14:17:00</dc:date>
            </office:change-info>
          </text:insertion>
        </text:changed-region>
        <text:changed-region xml:id="ct181911480" text:id="ct181911480">
          <text:insertion>
            <office:change-info>
              <dc:creator>Gauthier Bastien</dc:creator>
              <dc:date>2012-05-15T14:15:00</dc:date>
            </office:change-info>
          </text:insertion>
        </text:changed-region>
        <text:changed-region xml:id="ct179908104" text:id="ct179908104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79953296" text:id="ct179953296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79956560" text:id="ct179956560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66648664" text:id="ct166648664">
          <text:insertion>
            <office:change-info>
              <dc:creator>Gauthier Bastien</dc:creator>
              <dc:date>2012-05-15T14:09:00</dc:date>
            </office:change-info>
          </text:insertion>
        </text:changed-region>
        <text:changed-region xml:id="ct166619376" text:id="ct166619376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66250024" text:id="ct166250024">
          <text:insertion>
            <office:change-info>
              <dc:creator>Gauthier Bastien</dc:creator>
              <dc:date>2012-05-15T14:11:00</dc:date>
            </office:change-info>
          </text:insertion>
        </text:changed-region>
        <text:changed-region xml:id="ct180167000" text:id="ct180167000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79568152" text:id="ct179568152">
          <text:insertion>
            <office:change-info>
              <dc:creator>Gauthier Bastien</dc:creator>
              <dc:date>2012-05-15T14:10:00</dc:date>
            </office:change-info>
          </text:insertion>
        </text:changed-region>
        <text:changed-region xml:id="ct173577096" text:id="ct173577096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73585144" text:id="ct173585144">
          <text:insertion>
            <office:change-info>
              <dc:creator>Gauthier Bastien</dc:creator>
              <dc:date>2012-02-23T15:28:00</dc:date>
            </office:change-info>
          </text:insertion>
        </text:changed-region>
        <text:changed-region xml:id="ct167506536" text:id="ct167506536">
          <text:insertion>
            <office:change-info>
              <dc:creator>Gauthier Bastien</dc:creator>
              <dc:date>2012-02-23T15:29:00</dc:date>
            </office:change-info>
          </text:insertion>
        </text:changed-region>
        <text:changed-region xml:id="ct173583664" text:id="ct173583664">
          <text:insertion>
            <office:change-info>
              <dc:creator>Gauthier Bastien</dc:creator>
              <dc:date>2012-02-23T15:29:00</dc:date>
            </office:change-info>
          </text:insertion>
        </text:changed-region>
        <text:changed-region xml:id="ct173544056" text:id="ct173544056">
          <text:insertion>
            <office:change-info>
              <dc:creator>Gauthier Bastien</dc:creator>
              <dc:date>2012-02-23T15:43:00</dc:date>
            </office:change-info>
          </text:insertion>
        </text:changed-region>
        <text:changed-region xml:id="ct173616288" text:id="ct173616288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73571032" text:id="ct173571032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73564360" text:id="ct173564360">
          <text:insertion>
            <office:change-info>
              <dc:creator>Gauthier Bastien</dc:creator>
              <dc:date>2012-02-23T15:46:00</dc:date>
            </office:change-info>
          </text:insertion>
        </text:changed-region>
        <text:changed-region xml:id="ct173501560" text:id="ct173501560">
          <text:insertion>
            <office:change-info>
              <dc:creator>Gauthier Bastien</dc:creator>
              <dc:date>2012-02-23T15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EIL COMMUNAL DU <text:change-start text:change-id="ct173396312"/>self.utranslate("weekday_%s" % self.getDate().aDay().lower(), domain="plonelocales").upper()<text:change-end text:change-id="ct173396312"/> <text:change-start text:change-id="ct173396512"/>tool.formatDate(self.getDate(), withHour=False).upper()<text:change-end text:change-id="ct173396512"/>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2">Sont présents :</text:p>
          </table:table-cell>
          <table:table-cell office:value-type="string">
            <text:p text:style-name="P8"><office:annotation><dc:creator>Gauthier Bastien</dc:creator><dc:date>2012-02-20T13:27:57</dc:date><text:p text:style-name="P14"><text:span text:style-name="T5">do text</text:span></text:p><text:p text:style-name="P14"><text:span text:style-name="T5">from xhtml(self.adapted().getStrikedAssembly())</text:span></text:p></office:annotation>Assemblée</text:p>
          </table:table-cell>
        </table:table-row>
      </table:table>
      <text:p text:style-name="Standard"/>
      <text:p text:style-name="Standard"/>
      <text:p text:style-name="P4">ORDRE DU JOUR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"><office:annotation><dc:creator>Gauthier Bastien</dc:creator><dc:date>2012-03-27T11:33:44</dc:date><text:p text:style-name="P14"><text:span text:style-name="T5">do table- if </text:span><text:span text:style-name="T6">self.adapted().getPrintableItems(itemUids, privacy='public', categories=self.getNormalCategories())</text:span></text:p></office:annotation></text:p>
            <text:p text:style-name="P4">Séance publique</text:p>
            <text:p text:style-name="Standard"/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 in self.adapted().getPrintableItems(itemUids, privacy='public', categories=self.getNormalCategories())</text:span></text:p></office:annotation></text:span><text:change-start text:change-id="ct179708088"/><text:span text:style-name="T3">item.getItemNumber(relativeTo='meeting')</text:span><text:change-end text:change-id="ct179708088"/><text:span text:style-name="T3">.-<text:tab/></text:span><text:change-start text:change-id="ct179229488"/><text:span text:style-name="T3">item.Title()</text:span><text:change-end text:change-id="ct179229488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<office:annotation><dc:creator>Gauthier Bastien</dc:creator><dc:date>2012-03-27T11:35:10</dc:date><text:p text:style-name="P14"><text:span text:style-name="T5">do table- if </text:span><text:span text:style-name="T6">self.adapted().getPrintableItems(itemUids, privacy='secret', categories=self.getNormalCategories())</text:span></text:p></office:annotation></text:p>
            <text:p text:style-name="P4">Huis clos</text:p>
            <text:p text:style-name="Standard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</text:span><text:span text:style-name="T6"> in self.adapted().getPrintableItems(itemUids, privacy='secret', categories=self.getNormalCategories(), renumber=True)</text:span></text:p></office:annotation></text:span><text:change-start text:change-id="ct178119448"/><text:span text:style-name="T3">item[0]</text:span><text:change-end text:change-id="ct178119448"/><text:span text:style-name="T3">.-<text:tab/></text:span><text:change-start text:change-id="ct181911480"/><text:span text:style-name="T3">item[1].Title()</text:span><text:change-end text:change-id="ct181911480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Premier supplément d'ordre du jou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><office:annotation><dc:creator>Gauthier Bastien</dc:creator><dc:date>2012-03-27T11:47:32</dc:date><text:p text:style-name="P14"><text:span text:style-name="T5">do table- if </text:span><text:span text:style-name="T6">self.getItemsFirstSuppl(itemUids)</text:span></text:p></office:annotation></text:p>
            <text:p text:style-name="P4">Séance publique<text:line-break/>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 in self.getItemsFirstSuppl(itemUids)</text:span></text:p></office:annotation></text:span><text:change-start text:change-id="ct179908104"/><text:span text:style-name="T3">item[0]</text:span><text:change-end text:change-id="ct179908104"/><text:span text:style-name="T3">.-<text:tab/></text:span><text:change-start text:change-id="ct179953296"/><text:span text:style-name="T3">item[1].Title()</text:span><text:change-end text:change-id="ct179953296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6"><office:annotation><dc:creator>Gauthier Bastien</dc:creator><dc:date>2012-03-27T11:54:58</dc:date><text:p text:style-name="P14"><text:span text:style-name="T5">do table- if </text:span><text:span text:style-name="T6">self.getItemsFirstSuppl(itemUids, privacy='secret')</text:span></text:p></office:annotation></text:p>
            <text:p text:style-name="Standard"><text:span text:style-name="T2">Huis clos</text:span><text:line-break/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 in </text:span><text:span text:style-name="T6">self.getItemsFirstSuppl(itemUids, privacy='secret')</text:span></text:p></office:annotation></text:span><text:change-start text:change-id="ct179956560"/><text:span text:style-name="T3">item[0]</text:span><text:change-end text:change-id="ct179956560"/><text:span text:style-name="T3">.-<text:tab/></text:span><text:change-start text:change-id="ct166648664"/><text:span text:style-name="T3">item[1].Title()</text:span><text:change-end text:change-id="ct166648664"/></text:p>
                  <text:p text:style-name="P10"/>
                </table:table-cell>
              </table:table-row>
            </table:table>
            <text:p text:style-name="Standard"/>
          </table:table-cell>
        </table:table-row>
      </table:table>
      <text:p text:style-name="P6"/>
      <text:p text:style-name="P4">Deuxième supplément d'ordre du jour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><office:annotation><dc:creator>Gauthier Bastien</dc:creator><dc:date>2012-03-27T11:56:29</dc:date><text:p text:style-name="P14"><text:span text:style-name="T5">do table- if </text:span><text:span text:style-name="T6">self.getItemsSecondSuppl(itemUids)</text:span></text:p></office:annotation></text:p>
            <text:p text:style-name="P4">Séance publique</text:p>
            <text:p text:style-name="P6"/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 in </text:span><text:span text:style-name="T6">self.getItemsSecondSuppl(itemUids)</text:span></text:p></office:annotation></text:span><text:change-start text:change-id="ct166619376"/><text:span text:style-name="T3">item[0]</text:span><text:change-end text:change-id="ct166619376"/><text:span text:style-name="T3">.-<text:tab/></text:span><text:change-start text:change-id="ct166250024"/><text:span text:style-name="T3">item[1].Title()</text:span><text:change-end text:change-id="ct166250024"/></text:p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Standard"><office:annotation><dc:creator>Gauthier Bastien</dc:creator><dc:date>2012-03-27T11:57:30</dc:date><text:p text:style-name="P14"><text:span text:style-name="T5">do table- if </text:span><text:span text:style-name="T6">self.getItemsSecondSuppl(itemUids, privacy='secret')</text:span></text:p></office:annotation></text:p>
            <text:p text:style-name="Standard"><text:span text:style-name="T2">Huis clos</text:span><text:line-break/>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9"><text:span text:style-name="T3"><office:annotation><dc:creator>Gauthier Bastien</dc:creator><dc:date>2012-02-14T16:41:11</dc:date><text:p text:style-name="P15"><text:span text:style-name="T5">do table- for item in </text:span><text:span text:style-name="T6">self.getItemsSecondSuppl(itemUids, privacy='secret')</text:span></text:p></office:annotation></text:span><text:change-start text:change-id="ct180167000"/><text:span text:style-name="T3">item[0]</text:span><text:change-end text:change-id="ct180167000"/><text:span text:style-name="T3">.-<text:tab/></text:span><text:change-start text:change-id="ct179568152"/><text:span text:style-name="T3">item[1].Title()</text:span><text:change-end text:change-id="ct179568152"/></text:p>
                  <text:p text:style-name="P10"/>
                </table:table-cell>
              </table:table-row>
            </table:table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6"><office:annotation><dc:creator>Gauthier Bastien</dc:creator><dc:date>2012-03-27T11:59:10</dc:date><text:p text:style-name="P14"><text:span text:style-name="T5">do table- if </text:span><text:span text:style-name="T6">self.getObservations()</text:span></text:p></office:annotation></text:p>
            <text:p text:style-name="P4">Avant-séance</text:p>
            <text:p text:style-name="Standard"/>
            <text:p text:style-name="Table_20_Contents"><text:soft-page-break/><office:annotation><dc:creator>Gauthier Bastien</dc:creator><dc:date>2012-02-15T15:26:52</dc:date><text:p text:style-name="P14"><text:span text:style-name="T5">do text</text:span></text:p><text:p text:style-name="P14"><text:span text:style-name="T5">from xhtml(self.getObservations())</text:span></text:p></office:annotation>Texte avant-séance</text:p>
            <text:p text:style-name="Table_20_Contents"/>
          </table:table-cell>
        </table:table-row>
      </table:table>
      <text:p text:style-name="P10"/>
      <text:p text:style-name="P13">Procès-verbal</text:p>
      <text:p text:style-name="P10"/>
      <text:p text:style-name="P4">Séance publique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<text:span text:style-name="T4"><office:annotation><dc:creator>Gauthier Bastien</dc:creator><dc:date>2012-02-14T16:41:11</dc:date><text:p text:style-name="P15"><text:span text:style-name="T5">do table- for item in self.adapted().getPrintableItems(itemUids, privacy='public')</text:span></text:p></office:annotation></text:span><text:change-start text:change-id="ct173577096"/><text:span text:style-name="T4">item.getItemNumber(relativeTo='meeting')</text:span><text:change-end text:change-id="ct173577096"/><text:span text:style-name="T4">.-<text:tab/></text:span><text:change-start text:change-id="ct173585144"/><text:span text:style-name="T1">item.Title()</text:span><text:change-end text:change-id="ct173585144"/></text:p>
            <text:p text:style-name="Table_20_Contents"/>
            <text:p text:style-name="Table_20_Contents"><office:annotation><dc:creator>Gauthier Bastien</dc:creator><dc:date>2012-02-15T15:26:52</dc:date><text:p text:style-name="P14"><text:span text:style-name="T5">do text</text:span></text:p><text:p text:style-name="P14"><text:span text:style-name="T5">from xhtml(item.getInterventions())</text:span></text:p></office:annotation>Interventions</text:p>
            <text:p text:style-name="Table_20_Contents"/>
            <text:p text:style-name="Table_20_Contents"><text:span text:style-name="T4"><office:annotation><dc:creator>Gauthier Bastien</dc:creator><dc:date>2012-02-15T15:26:52</dc:date><text:p text:style-name="P14"><text:span text:style-name="T5">do text</text:span></text:p><text:p text:style-name="P14"><text:span text:style-name="T5">from xhtml(item.getDecis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Standard"><text:span text:style-name="T2">Huis clos</text:span><text:line-break/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<text:span text:style-name="T4"><office:annotation><dc:creator>Gauthier Bastien</dc:creator><dc:date>2012-02-14T16:41:11</dc:date><text:p text:style-name="P15"><text:span text:style-name="T5">do table- for item in self.adapted().getPrintableItems(itemUids, privacy='secret')</text:span></text:p></office:annotation></text:span><text:change-start text:change-id="ct167506536"/><text:span text:style-name="T4">item.getItemNumber(relativeTo='meeting')</text:span><text:change-end text:change-id="ct167506536"/><text:span text:style-name="T4">.-<text:tab/></text:span><text:change-start text:change-id="ct173583664"/><text:span text:style-name="T1">item.Title()</text:span><text:change-end text:change-id="ct173583664"/></text:p>
            <text:p text:style-name="Table_20_Contents"/>
            <text:p text:style-name="Table_20_Contents"><office:annotation><dc:creator>Gauthier Bastien</dc:creator><dc:date>2012-02-15T15:26:52</dc:date><text:p text:style-name="P14"><text:span text:style-name="T5">do text</text:span></text:p><text:p text:style-name="P14"><text:span text:style-name="T5">from xhtml(item.getInterventions())</text:span></text:p></office:annotation>Interventions</text:p>
            <text:p text:style-name="P10"/>
            <text:p text:style-name="Table_20_Contents"><text:span text:style-name="T4"><office:annotation><dc:creator>Gauthier Bastien</dc:creator><dc:date>2012-02-15T15:26:52</dc:date><text:p text:style-name="P14"><text:span text:style-name="T5">do text</text:span></text:p><text:p text:style-name="P14"><text:span text:style-name="T5">from xhtml(item.getDecision())</text:span></text:p></office:annotation></text:span><text:span text:style-name="T4">Délibération</text:span></text:p>
            <text:p text:style-name="P10"/>
          </table:table-cell>
        </table:table-row>
      </table:table>
      <text:p text:style-name="P6"/>
      <text:p text:style-name="P6"><office:annotation><dc:creator>Gauthier Bastien</dc:creator><dc:date>2012-02-23T15:43:56</dc:date><text:p text:style-name="P14"><text:span text:style-name="T5">do text if self.getEndDate()</text:span></text:p></office:annotation>La séance est levée à <text:change-start text:change-id="ct173544056"/>self.getEndDate().strftime('%H:%M')<text:change-end text:change-id="ct173544056"/></text:p>
      <text:p text:style-name="P6"/>
      <text:p text:style-name="P6">Par le Conseil,</text:p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"><text:change-start text:change-id="ct173616288"/>self.getSignatures().split('\n')[0]<text:change-end text:change-id="ct173616288"/></text:p>
          </table:table-cell>
          <table:table-cell table:style-name="Tableau10.A1" office:value-type="string">
            <text:p text:style-name="P7"><text:change-start text:change-id="ct173571032"/>self.getSignatures().split('\n')[2]<text:change-end text:change-id="ct173571032"/></text:p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/>
          </table:table-cell>
          <table:table-cell table:style-name="Tableau10.A1" office:value-type="string">
            <text:p text:style-name="P7"/>
          </table:table-cell>
        </table:table-row>
        <table:table-row>
          <table:table-cell table:style-name="Tableau10.A1" office:value-type="string">
            <text:p text:style-name="P7"><text:change-start text:change-id="ct173564360"/>self.getSignatures().split('\n')[1]<text:change-end text:change-id="ct173564360"/></text:p>
          </table:table-cell>
          <table:table-cell table:style-name="Tableau10.A1" office:value-type="string">
            <text:p text:style-name="P7"><text:change-start text:change-id="ct173501560"/>self.getSignatures().split('\n')[3]<text:change-end text:change-id="ct173501560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ltAssembly" style:family="paragraph" style:parent-style-name="Standard"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73335512" text:id="ct173335512">
            <text:insertion>
              <office:change-info>
                <dc:creator>Gauthier Bastien</dc:creator>
                <dc:date>2012-02-20T13:34:00</dc:date>
              </office:change-info>
            </text:insertion>
          </text:changed-region>
        </text:tracked-changes>
        <text:p text:style-name="MP1"><text:page-number text:select-page="current">2</text:page-number></text:p>
        <text:p text:style-name="MP2">Séance du <text:change-start text:change-id="ct173335512"/>tool.formatDate(self.getDate(), withHour=False)<text:change-end text:change-id="ct17333551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5-15T14:17:45</dc:date>
    <dc:creator>Gauthier Bastien</dc:creator>
    <meta:editing-duration>PT5H43M12S</meta:editing-duration>
    <meta:editing-cycles>108</meta:editing-cycles>
    <meta:generator>LibreOffice/3.5$Linux_x86 LibreOffice_project/350m1$Build-2</meta:generator>
    <meta:document-statistic meta:table-count="17" meta:image-count="0" meta:object-count="0" meta:page-count="2" meta:paragraph-count="44" meta:word-count="106" meta:character-count="1050" meta:non-whitespace-character-count="998"/>
  </office:meta>
</office:document-meta>
</file>